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text-align="justify"/>
      <style:text-properties fo:font-weight="bold" style:font-weight-asian="bold" style:font-weight-complex="bold" fo:font-size="14pt" style:font-size-asian="14pt" style:font-size-complex="14pt" fo:language="en" fo:country="US"/>
    </style:style>
    <style:style style:name="P3" style:parent-style-name="Normale" style:family="paragraph">
      <style:paragraph-properties fo:text-align="justify"/>
      <style:text-properties fo:font-weight="bold" style:font-weight-asian="bold" style:font-weight-complex="bold" fo:font-size="12pt" style:font-size-asian="12pt" style:font-size-complex="12pt"/>
    </style:style>
    <style:style style:name="P4" style:parent-style-name="Normale" style:family="paragraph">
      <style:paragraph-properties fo:text-align="justify"/>
    </style:style>
    <style:style style:name="T5" style:parent-style-name="Car.predefinitoparagrafo" style:family="text">
      <style:text-properties fo:font-style="italic" style:font-style-asian="italic" style:font-style-complex="italic"/>
    </style:style>
    <style:style style:name="T6" style:parent-style-name="Car.predefinitoparagrafo" style:family="text">
      <style:text-properties fo:font-weight="bold" style:font-weight-asian="bold" style:font-weight-complex="bold"/>
    </style:style>
    <style:style style:name="T7" style:parent-style-name="Car.predefinitoparagrafo" style:family="text">
      <style:text-properties fo:font-style="italic" style:font-style-asian="italic" style:font-style-complex="italic"/>
    </style:style>
    <style:style style:name="T8" style:parent-style-name="Car.predefinitoparagrafo" style:family="text">
      <style:text-properties fo:font-style="italic" style:font-style-asian="italic" style:font-style-complex="italic"/>
    </style:style>
    <style:style style:name="T9" style:parent-style-name="Car.predefinitoparagrafo" style:family="text">
      <style:text-properties fo:font-style="italic" style:font-style-asian="italic" style:font-style-complex="italic"/>
    </style:style>
    <style:style style:name="T10" style:parent-style-name="Car.predefinitoparagrafo" style:family="text">
      <style:text-properties fo:font-style="italic" style:font-style-asian="italic" style:font-style-complex="italic"/>
    </style:style>
    <style:style style:name="T11" style:parent-style-name="Car.predefinitoparagrafo" style:family="text">
      <style:text-properties fo:font-style="italic" style:font-style-asian="italic" style:font-style-complex="italic"/>
    </style:style>
    <style:style style:name="P12" style:parent-style-name="Normale" style:family="paragraph">
      <style:paragraph-properties fo:text-align="justify"/>
      <style:text-properties fo:font-weight="bold" style:font-weight-asian="bold" style:font-weight-complex="bold" fo:font-size="12pt" style:font-size-asian="12pt" style:font-size-complex="12pt"/>
    </style:style>
    <style:style style:name="P13" style:parent-style-name="Normale" style:family="paragraph">
      <style:paragraph-properties fo:text-align="justify"/>
    </style:style>
    <style:style style:name="T14" style:parent-style-name="Car.predefinitoparagrafo" style:family="text">
      <style:text-properties fo:font-weight="bold" style:font-weight-asian="bold" style:font-weight-complex="bold" fo:font-style="italic" style:font-style-asian="italic" style:font-style-complex="italic"/>
    </style:style>
    <style:style style:name="T15" style:parent-style-name="Car.predefinitoparagrafo" style:family="text">
      <style:text-properties fo:font-weight="bold" style:font-weight-asian="bold" style:font-weight-complex="bold" fo:font-style="italic" style:font-style-asian="italic" style:font-style-complex="italic"/>
    </style:style>
    <style:style style:name="P16" style:parent-style-name="Normale" style:family="paragraph">
      <style:paragraph-properties fo:text-align="justify" fo:line-height="106%"/>
    </style:style>
    <style:style style:name="T17" style:parent-style-name="Car.predefinitoparagrafo" style:family="text">
      <style:text-properties style:font-name-complex="Calibri" fo:font-weight="bold" style:font-weight-asian="bold" style:font-weight-complex="bold"/>
    </style:style>
    <style:style style:name="T18" style:parent-style-name="Car.predefinitoparagrafo" style:family="text">
      <style:text-properties style:font-name-complex="Calibri"/>
    </style:style>
    <style:style style:name="T19" style:parent-style-name="Car.predefinitoparagrafo" style:family="text">
      <style:text-properties style:font-name-complex="Calibri" fo:font-style="italic" style:font-style-asian="italic" style:font-style-complex="italic"/>
    </style:style>
    <style:style style:name="T20" style:parent-style-name="Car.predefinitoparagrafo" style:family="text">
      <style:text-properties style:font-name-complex="Calibri"/>
    </style:style>
    <style:style style:name="T21" style:parent-style-name="Car.predefinitoparagrafo" style:family="text">
      <style:text-properties style:font-name-complex="Calibri" fo:font-style="italic" style:font-style-asian="italic" style:font-style-complex="italic"/>
    </style:style>
    <style:style style:name="T22" style:parent-style-name="Car.predefinitoparagrafo" style:family="text">
      <style:text-properties style:font-name-complex="Calibri"/>
    </style:style>
    <style:style style:name="T23" style:parent-style-name="Car.predefinitoparagrafo" style:family="text">
      <style:text-properties fo:language="en" fo:country="US"/>
    </style:style>
    <style:style style:name="T24" style:parent-style-name="Car.predefinitoparagrafo" style:family="text">
      <style:text-properties fo:font-style="italic" style:font-style-asian="italic" style:font-style-complex="italic" fo:language="en" fo:country="US"/>
    </style:style>
    <style:style style:name="T25" style:parent-style-name="Car.predefinitoparagrafo" style:family="text">
      <style:text-properties fo:language="en" fo:country="US"/>
    </style:style>
    <style:style style:name="P26" style:parent-style-name="Normale" style:family="paragraph">
      <style:paragraph-properties fo:text-align="justify"/>
      <style:text-properties fo:font-weight="bold" style:font-weight-asian="bold" style:font-weight-complex="bold" fo:font-size="12pt" style:font-size-asian="12pt" style:font-size-complex="12pt" fo:language="en" fo:country="US"/>
    </style:style>
    <style:style style:name="P27" style:parent-style-name="Normale" style:family="paragraph">
      <style:paragraph-properties fo:text-align="justify"/>
      <style:text-properties fo:language="en" fo:country="US"/>
    </style:style>
    <style:style style:name="P28" style:parent-style-name="Normale" style:family="paragraph">
      <style:paragraph-properties fo:text-align="justify"/>
      <style:text-properties fo:font-weight="bold" style:font-weight-asian="bold" style:font-weight-complex="bold" fo:font-size="12pt" style:font-size-asian="12pt" style:font-size-complex="12pt" fo:language="en" fo:country="US"/>
    </style:style>
    <style:style style:name="P29" style:parent-style-name="Normale" style:family="paragraph">
      <style:paragraph-properties fo:text-align="justify"/>
    </style:style>
    <style:style style:name="T30" style:parent-style-name="Car.predefinitoparagrafo" style:family="text">
      <style:text-properties fo:font-weight="bold" style:font-weight-asian="bold" style:font-weight-complex="bold" fo:font-style="italic" style:font-style-asian="italic" style:font-style-complex="italic"/>
    </style:style>
    <style:style style:name="P31" style:parent-style-name="Normale" style:family="paragraph">
      <style:paragraph-properties fo:text-align="justify"/>
    </style:style>
    <style:style style:name="P32" style:parent-style-name="Normale" style:family="paragraph">
      <style:paragraph-properties fo:text-align="justify"/>
    </style:style>
    <style:style style:name="P33" style:parent-style-name="Normale" style:family="paragraph">
      <style:paragraph-properties fo:text-align="justify"/>
      <style:text-properties fo:font-weight="bold" style:font-weight-asian="bold" style:font-weight-complex="bold" fo:font-size="12pt" style:font-size-asian="12pt" style:font-size-complex="12pt"/>
    </style:style>
    <style:style style:name="P34" style:parent-style-name="Normale" style:family="paragraph">
      <style:paragraph-properties fo:text-align="justify"/>
    </style:style>
    <style:style style:name="P35" style:parent-style-name="Normale" style:family="paragraph">
      <style:paragraph-properties fo:text-align="justify"/>
    </style:style>
    <style:style style:name="P36" style:parent-style-name="Normale" style:family="paragraph">
      <style:paragraph-properties fo:text-align="justify"/>
      <style:text-properties fo:font-weight="bold" style:font-weight-asian="bold" style:font-weight-complex="bold" fo:font-size="12pt" style:font-size-asian="12pt" style:font-size-complex="12pt" fo:language="en" fo:country="US"/>
    </style:style>
    <style:style style:name="P37" style:parent-style-name="Normale" style:family="paragraph">
      <style:paragraph-properties fo:text-align="justify"/>
    </style:style>
    <style:style style:name="T38" style:parent-style-name="Car.predefinitoparagrafo" style:family="text">
      <style:text-properties fo:language="en" fo:country="US"/>
    </style:style>
    <style:style style:name="T39" style:parent-style-name="Car.predefinitoparagrafo" style:family="text">
      <style:text-properties fo:language="en" fo:country="US"/>
    </style:style>
    <style:style style:name="T40" style:parent-style-name="Collegamentoipertestuale" style:family="text">
      <style:text-properties fo:language="en" fo:country="US"/>
    </style:style>
    <style:style style:name="P41" style:parent-style-name="Normale" style:family="paragraph">
      <style:paragraph-properties fo:text-align="justify"/>
    </style:style>
    <style:style style:name="T42" style:parent-style-name="Car.predefinitoparagrafo" style:family="text">
      <style:text-properties fo:language="en" fo:country="US"/>
    </style:style>
    <style:style style:name="T43" style:parent-style-name="Collegamentoipertestuale" style:family="text">
      <style:text-properties fo:language="en" fo:country="US"/>
    </style:style>
    <style:style style:name="P44" style:parent-style-name="Normale" style:family="paragraph">
      <style:paragraph-properties fo:text-align="justify"/>
    </style:style>
    <style:style style:name="T45" style:parent-style-name="Car.predefinitoparagrafo" style:family="text">
      <style:text-properties fo:language="en" fo:country="US"/>
    </style:style>
    <style:style style:name="T46" style:parent-style-name="Car.predefinitoparagrafo" style:family="text">
      <style:text-properties fo:language="en" fo:country="US"/>
    </style:style>
    <style:style style:name="T47" style:parent-style-name="Car.predefinitoparagrafo" style:family="text">
      <style:text-properties fo:language="en" fo:country="US"/>
    </style:style>
    <style:style style:name="T48" style:parent-style-name="Collegamentoipertestuale" style:family="text">
      <style:text-properties fo:language="en" fo:country="US"/>
    </style:style>
  </office:automatic-styles>
  <office:body>
    <office:text text:use-soft-page-breaks="true">
      <text:p text:style-name="P1">Targeting with Partial Incentives (TPI)</text:p>
      <text:p text:style-name="P3">1.<text:s/>Introduzione<text:s/></text:p>
      <text:p text:style-name="P4">In questa relazione viene<text:s/>analizzato l’algoritmo “TPI” descritto nel paper “<text:span text:style-name="T5">Whom to Befriend to Influence People</text:span>”(Con chi fare amicizia per influenzare le persone) scritto nel 2016 da Gennaro Cordasco, Luisa Gargano, Manuel Lafond, Lata Narayanan, Adele A. Rescigno, Ugo Vaccaro e Kangkang Wu. Lo pseudo-codice esposto nel paper è stato convertito in Python (versione 3.7) ed utilizza la libreria<text:s/><text:span text:style-name="T6">SNAP</text:span><text:s/>(<text:span text:style-name="T7">Stanford Network Analysis Project</text:span>). Il Dataset utilizzato è una versione ridotta a 60050 archi e<text:s/>37873<text:s/>nodi del dataset “<text:span text:style-name="T8">YouTube</text:span><text:span text:style-name="T9"><text:s/>social network and ground-truth communities</text:span>”, un dataset che analizza le relazioni tra utenti (detti<text:s/><text:span text:style-name="T10">Youtuber</text:span><text:s/>o canali) del popolare sito di condivisione video YouTube.<text:s/>Ho scelto tale sito perché non è raro imbattersi in video in cui gli utenti più popolari recensiscono o aprono in diretta (<text:span text:style-name="T11">unboxing</text:span>) prodotti appena usciti sul mercato e spesso tali video sono commissionati dalle aziende stesse (che spediscono il prodotto in omaggio allo Youtuber o offrono codici sconto che lo stesso può elargire ai suoi iscritti) al fine di promuovere il lancio sul mercato del prodotto visto nel video.</text:p>
      <text:p text:style-name="P12">2.<text:s/>Problema</text:p>
      <text:p text:style-name="P13">Data una rete sociale rappresentata con un grafo G = (V, E, t), con V insieme dei nodi della rete, E insieme degli archi che rappresentano i collegamenti tra i nodi della rete e t funzione di soglia<text:s/>di attivazione<text:s/>per ogni<text:s/>nodo della rete, vogliamo trovare un “<text:span text:style-name="T14">link set pervasivo ottimale</text:span>”, ovvero un insieme di nodi che sia in grado di “attivare” l’intera rete. Questo problema ha applicazione nel marketing virale, in cui bisogna selezionare un particolare insieme di utenti di un social network (<text:span text:style-name="T15">seed set</text:span>) tali da poter influenzare il maggior numero possibile di altri utenti al fine di far acquistare loro un nuovo prodotto o servizio. Agli utenti inclusi nel seed set viene fornito un incentivo (parziale, come ad esempio un coupon sconto o totale come ad esempio un campione omaggio) al fine di influenzarli e indurli a parlare del prodotto ai loro contatti per sfruttare l’effetto passaparola. Formalmente,</text:p>
      <text:p text:style-name="P16"><text:span text:style-name="T17">Definizione 1</text:span><text:span text:style-name="T18"><text:s/>(</text:span><text:span text:style-name="T19">problema dei collegamenti minimi,</text:span><text:span text:style-name="T20"><text:s/></text:span><text:span text:style-name="T21">Min-Links</text:span><text:span text:style-name="T22">). Dato un social network G = (V, E, t), dove t è la funzione di soglia su V, e un insieme di nodi esterni U, trova un link set pervasivo ottimale per (G, U).</text:span><text:s/><text:span text:style-name="T23">(tradotto da “</text:span><text:span text:style-name="T24">Whom to Befriend to Influence People</text:span><text:span text:style-name="T25">”)</text:span></text:p>
      <text:p text:style-name="P26">3.<text:s/>Algoritmo</text:p>
      <text:p text:style-name="P27"/>
      <text:p text:style-name="P28">4.<text:s/>Esecuzione del test</text:p>
      <text:p text:style-name="P29">Dopo aver caricato il grafo, viene applicato il principio di “<text:span text:style-name="T30">decisione differita</text:span>”: per ogni arco del grafo viene</text:p>
      <text:p text:style-name="P31">generato un numero pseudocasuale compreso tra 0 e 1. Se il numero generato è minore della probabilità presente sull'arco (cioè il nodo infetta con una probabilità inferiore rispetto a quella richiesta), l'arco viene</text:p>
      <text:p text:style-name="P32">rimosso. Questa può essere applicata in modo uniforme (la probabilità dell’arco è scelta in modo pseudo-casuale, se tale valore è maggiore della probabilità di rimozione, anch’essa scelta in modo pseudo-casuale, l’arco viene rimosso) o proporzionale (la probabilità dell’arco è 1/il grado del nodo, se tale valore è maggiore della probabilità di rimozione, scelta in modo pseudo-casuale, l’arco viene rimosso). Le Tresholds vengono invece calcolate in 3 diversi metodi: costante (pari a 2),<text:s/>casuale<text:s/>(viene scelto un valore pseudo-casuale compreso tra 1 e 5) e proporzionale al grado (se il grado è diverso da 0 la soglia è pari a<text:s/>(1 /(grado del nodo<text:s/>+<text:s/>5)) * (numero di archi<text:s/>/numero di nodi), se tale valore è inferiore a 1 o il grado è pari a 0 la soglia è 5).<text:s/>Vengono eseguite<text:s/>6 diverse combinazioni<text:s/>in cui si varia il principio di decisione differita e l’assegnazione della soglia. Ogni combinazione viene ripetuta per 10 volte e viene calcolata la media del numero di nodi da influenzare e la media dell’incentivo da spendere su tali nodi.</text:p>
      <text:p text:style-name="P33">5.<text:s/>Risultati</text:p>
      <text:p text:style-name="P34">I risultati sono allegati nel documento Excel<text:s/>Test_Result.xlsx, vengono qui di seguito inseriti i grafici risultanti da tali dati.</text:p>
      <text:p text:style-name="P35"/>
      <text:p text:style-name="P36">6.<text:s/>Link Esterni</text:p>
      <text:p text:style-name="P37"><text:span text:style-name="T38">Whom to Befriend to Influence People</text:span><text:span text:style-name="T39">:<text:s/></text:span><text:a xlink:href="https://link.springer.com/chapter/10.1007/978-3-319-48314-6_22" office:target-frame-name="_top" xlink:show="replace"><text:span text:style-name="T40">https://link.springer.com/chapter/10.1007/978-3-319-48314-6_22</text:span></text:a></text:p>
      <text:soft-page-break/>
      <text:p text:style-name="P41"><text:span text:style-name="T42">SNAP:<text:s/></text:span><text:a xlink:href="https://snap.stanford.edu/" office:target-frame-name="_top" xlink:show="replace"><text:span text:style-name="T43">https://snap.stanford.edu/</text:span></text:a></text:p>
      <text:p text:style-name="P44"><text:span text:style-name="T45">YouTube</text:span><text:span text:style-name="T46"><text:s/>social network and ground-truth communities</text:span><text:span text:style-name="T47">:<text:s/></text:span><text:a xlink:href="https://snap.stanford.edu/data/com-Youtube.html" office:target-frame-name="_top" xlink:show="replace"><text:span text:style-name="T48">https://snap.stanford.edu/data/com-Youtube.html</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aragrafoelenco" style:display-name="Paragrafo elenco" style:family="paragraph" style:parent-style-name="Normale">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06-29T10:17:00Z</meta:creation-date>
    <dc:date>2020-06-29T11:33:00Z</dc:date>
    <meta:template xlink:href="Normal" xlink:type="simple"/>
    <meta:editing-cycles>8</meta:editing-cycles>
    <meta:editing-duration>PT4380S</meta:editing-duration>
    <meta:document-statistic meta:page-count="2" meta:paragraph-count="8" meta:word-count="652" meta:character-count="4363" meta:row-count="30" meta:non-whitespace-character-count="3719"/>
  </office:meta>
</office:document-meta>
</file>